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Lohit Hindi1" svg:font-family="'Lohit Hind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2e28e"/>
    </style:style>
    <style:style style:name="P2" style:family="paragraph" style:parent-style-name="Standard">
      <style:text-properties fo:font-size="12pt" fo:language="fr" fo:country="FR" officeooo:paragraph-rsid="0002e28e" style:font-size-asian="12pt" style:font-size-complex="12pt"/>
    </style:style>
    <style:style style:name="P3" style:family="paragraph" style:parent-style-name="Standard" style:list-style-name="WW8Num5">
      <style:text-properties fo:font-size="12pt" fo:language="fr" fo:country="FR" officeooo:paragraph-rsid="0002e28e" style:font-size-asian="12pt" style:font-size-complex="12pt"/>
    </style:style>
    <style:style style:name="P4" style:family="paragraph" style:parent-style-name="Standard" style:list-style-name="WW8Num5">
      <style:text-properties fo:font-size="12pt" fo:language="fr" fo:country="FR" officeooo:paragraph-rsid="000b5393" style:font-size-asian="12pt" style:font-size-complex="12pt"/>
    </style:style>
    <style:style style:name="P5" style:family="paragraph" style:parent-style-name="Standard">
      <style:text-properties fo:font-size="12pt" fo:language="fr" fo:country="FR" officeooo:paragraph-rsid="00039415" style:font-size-asian="12pt" style:font-size-complex="12pt"/>
    </style:style>
    <style:style style:name="P6" style:family="paragraph" style:parent-style-name="Standard">
      <style:text-properties fo:font-size="12pt" fo:language="fr" fo:country="FR" officeooo:rsid="00153183" officeooo:paragraph-rsid="000b5393" style:font-size-asian="12pt" style:font-size-complex="12pt"/>
    </style:style>
    <style:style style:name="P7" style:family="paragraph" style:parent-style-name="Standard">
      <style:text-properties fo:font-size="12pt" fo:language="fr" fo:country="FR" officeooo:rsid="001a2ff9" officeooo:paragraph-rsid="000b5393" style:font-size-asian="12pt" style:font-size-complex="12pt"/>
    </style:style>
    <style:style style:name="P8" style:family="paragraph" style:parent-style-name="Standard">
      <style:text-properties fo:font-size="12pt" fo:language="fr" fo:country="FR" officeooo:rsid="00205e6e" officeooo:paragraph-rsid="000b5393" style:font-size-asian="12pt" style:font-size-complex="12pt"/>
    </style:style>
    <style:style style:name="P9" style:family="paragraph" style:parent-style-name="Standard">
      <style:text-properties fo:font-size="12pt" fo:language="fr" fo:country="FR" officeooo:rsid="000b466c" officeooo:paragraph-rsid="000b5393" style:font-size-asian="12pt" style:font-size-complex="12pt"/>
    </style:style>
    <style:style style:name="P10" style:family="paragraph" style:parent-style-name="Standard">
      <style:text-properties fo:font-size="12pt" fo:language="fr" fo:country="FR" officeooo:rsid="001eb22b" officeooo:paragraph-rsid="000b5393" style:font-size-asian="12pt" style:font-size-complex="12pt"/>
    </style:style>
    <style:style style:name="P11" style:family="paragraph" style:parent-style-name="Standard">
      <style:text-properties fo:font-size="12pt" fo:language="fr" fo:country="FR" officeooo:rsid="000eb792" officeooo:paragraph-rsid="000b5393" style:font-size-asian="12pt" style:font-size-complex="12pt"/>
    </style:style>
    <style:style style:name="P12" style:family="paragraph" style:parent-style-name="Standard">
      <style:text-properties fo:font-size="12pt" fo:language="fr" fo:country="FR" officeooo:paragraph-rsid="000b5393" style:font-size-asian="12pt" style:font-size-complex="12pt"/>
    </style:style>
    <style:style style:name="P13" style:family="paragraph" style:parent-style-name="Standard">
      <style:text-properties fo:font-size="12pt" fo:language="fr" fo:country="FR" fo:font-weight="bold" officeooo:paragraph-rsid="0002e28e" style:font-size-asian="12pt" style:font-weight-asian="bold" style:font-size-complex="12pt" style:font-weight-complex="bold"/>
    </style:style>
    <style:style style:name="P14" style:family="paragraph" style:parent-style-name="Standard">
      <style:text-properties fo:font-size="12pt" fo:language="fr" fo:country="FR" fo:font-weight="bold" officeooo:paragraph-rsid="00039415" style:font-size-asian="12pt" style:font-weight-asian="bold" style:font-size-complex="12pt" style:font-weight-complex="bold"/>
    </style:style>
    <style:style style:name="P15" style:family="paragraph" style:parent-style-name="Standard">
      <style:text-properties fo:font-size="12pt" fo:language="fr" fo:country="FR" fo:font-weight="normal" officeooo:paragraph-rsid="00039415" style:font-size-asian="12pt" style:font-weight-asian="normal" style:font-size-complex="12pt" style:font-weight-complex="normal"/>
    </style:style>
    <style:style style:name="P16" style:family="paragraph" style:parent-style-name="Standard">
      <style:text-properties fo:font-size="12pt" fo:language="fr" fo:country="FR" fo:font-weight="normal" officeooo:paragraph-rsid="0004ff9d" style:font-size-asian="12pt" style:font-weight-asian="normal" style:font-size-complex="12pt" style:font-weight-complex="normal"/>
    </style:style>
    <style:style style:name="P17" style:family="paragraph" style:parent-style-name="Standard">
      <style:text-properties fo:font-size="12pt" fo:language="fr" fo:country="FR" fo:font-weight="normal" officeooo:paragraph-rsid="0006b615" style:font-size-asian="12pt" style:font-weight-asian="normal" style:font-size-complex="12pt" style:font-weight-complex="normal"/>
    </style:style>
    <style:style style:name="P18" style:family="paragraph" style:parent-style-name="Standard">
      <style:text-properties fo:font-size="12pt" fo:language="fr" fo:country="FR" fo:font-weight="normal" officeooo:paragraph-rsid="0009294c" style:font-size-asian="12pt" style:font-weight-asian="normal" style:font-size-complex="12pt" style:font-weight-complex="normal"/>
    </style:style>
    <style:style style:name="P19" style:family="paragraph" style:parent-style-name="Standard">
      <style:text-properties fo:font-size="12pt" fo:language="fr" fo:country="FR" fo:font-weight="normal" officeooo:paragraph-rsid="000aa8da" style:font-size-asian="12pt" style:font-weight-asian="normal" style:font-size-complex="12pt" style:font-weight-complex="normal"/>
    </style:style>
    <style:style style:name="P20" style:family="paragraph" style:parent-style-name="Standard">
      <style:text-properties fo:font-size="12pt" fo:language="fr" fo:country="FR" fo:font-weight="normal" officeooo:paragraph-rsid="000b5393" style:font-size-asian="12pt" style:font-weight-asian="normal" style:font-size-complex="12pt" style:font-weight-complex="normal"/>
    </style:style>
    <style:style style:name="P21" style:family="paragraph" style:parent-style-name="Standard" style:list-style-name="WW8Num1">
      <style:text-properties fo:font-size="12pt" officeooo:paragraph-rsid="0002e28e" style:font-size-asian="12pt" style:font-size-complex="12pt"/>
    </style:style>
    <style:style style:name="P22" style:family="paragraph" style:parent-style-name="Standard" style:list-style-name="WW8Num1">
      <style:text-properties fo:font-size="12pt" officeooo:paragraph-rsid="000b5393" style:font-size-asian="12pt" style:font-size-complex="12pt"/>
    </style:style>
    <style:style style:name="P23" style:family="paragraph" style:parent-style-name="Standard" style:list-style-name="WW8Num2">
      <style:text-properties fo:font-size="12pt" officeooo:paragraph-rsid="0002e28e" style:font-size-asian="12pt" style:font-size-complex="12pt"/>
    </style:style>
    <style:style style:name="P24" style:family="paragraph" style:parent-style-name="Standard" style:list-style-name="WW8Num2">
      <style:text-properties fo:font-size="12pt" officeooo:paragraph-rsid="000b5393" style:font-size-asian="12pt" style:font-size-complex="12pt"/>
    </style:style>
    <style:style style:name="P25" style:family="paragraph" style:parent-style-name="Standard" style:list-style-name="WW8Num3">
      <style:text-properties fo:font-size="12pt" officeooo:paragraph-rsid="0002e28e" style:font-size-asian="12pt" style:font-size-complex="12pt"/>
    </style:style>
    <style:style style:name="P26" style:family="paragraph" style:parent-style-name="Standard" style:list-style-name="WW8Num3">
      <style:text-properties fo:font-size="12pt" officeooo:paragraph-rsid="000b5393" style:font-size-asian="12pt" style:font-size-complex="12pt"/>
    </style:style>
    <style:style style:name="P27" style:family="paragraph" style:parent-style-name="Standard" style:list-style-name="WW8Num4">
      <style:text-properties fo:font-size="12pt" officeooo:paragraph-rsid="0002e28e" style:font-size-asian="12pt" style:font-size-complex="12pt"/>
    </style:style>
    <style:style style:name="P28" style:family="paragraph" style:parent-style-name="Standard" style:list-style-name="WW8Num4">
      <style:text-properties fo:font-size="12pt" officeooo:paragraph-rsid="000b5393" style:font-size-asian="12pt" style:font-size-complex="12pt"/>
    </style:style>
    <style:style style:name="P29" style:family="paragraph" style:parent-style-name="Standard" style:list-style-name="WW8Num5">
      <style:text-properties fo:font-size="12pt" officeooo:paragraph-rsid="0002e28e" style:font-size-asian="12pt" style:font-size-complex="12pt"/>
    </style:style>
    <style:style style:name="P30" style:family="paragraph" style:parent-style-name="Standard" style:list-style-name="WW8Num5">
      <style:text-properties fo:font-size="12pt" officeooo:paragraph-rsid="000b5393" style:font-size-asian="12pt" style:font-size-complex="12pt"/>
    </style:style>
    <style:style style:name="P31" style:family="paragraph" style:parent-style-name="Standard" style:list-style-name="L1">
      <style:text-properties fo:font-size="12pt" officeooo:rsid="00140677" officeooo:paragraph-rsid="0002e28e" style:font-size-asian="12pt" style:font-size-complex="12pt"/>
    </style:style>
    <style:style style:name="P32" style:family="paragraph" style:parent-style-name="Standard" style:list-style-name="L1">
      <style:text-properties fo:font-size="12pt" officeooo:rsid="00140677" officeooo:paragraph-rsid="000b5393" style:font-size-asian="12pt" style:font-size-complex="12pt"/>
    </style:style>
    <style:style style:name="P33" style:family="paragraph" style:parent-style-name="Standard" style:list-style-name="L8">
      <style:text-properties fo:font-size="12pt" officeooo:rsid="00140677" officeooo:paragraph-rsid="0002e28e" style:font-size-asian="12pt" style:font-size-complex="12pt"/>
    </style:style>
    <style:style style:name="P34" style:family="paragraph" style:parent-style-name="Standard" style:list-style-name="L9">
      <style:text-properties fo:font-size="12pt" officeooo:rsid="00140677" officeooo:paragraph-rsid="0002e28e" style:font-size-asian="12pt" style:font-size-complex="12pt"/>
    </style:style>
    <style:style style:name="P35" style:family="paragraph" style:parent-style-name="Standard" style:list-style-name="L10">
      <style:text-properties fo:font-size="12pt" officeooo:rsid="00140677" officeooo:paragraph-rsid="0002e28e" style:font-size-asian="12pt" style:font-size-complex="12pt"/>
    </style:style>
    <style:style style:name="P36" style:family="paragraph" style:parent-style-name="Standard" style:list-style-name="L11">
      <style:text-properties fo:font-size="12pt" officeooo:rsid="00140677" officeooo:paragraph-rsid="0002e28e" style:font-size-asian="12pt" style:font-size-complex="12pt"/>
    </style:style>
    <style:style style:name="P37" style:family="paragraph" style:parent-style-name="Standard" style:list-style-name="L12">
      <style:text-properties fo:font-size="12pt" officeooo:rsid="00140677" officeooo:paragraph-rsid="0002e28e" style:font-size-asian="12pt" style:font-size-complex="12pt"/>
    </style:style>
    <style:style style:name="P38" style:family="paragraph" style:parent-style-name="Standard" style:list-style-name="L13">
      <style:text-properties fo:font-size="12pt" officeooo:rsid="00140677" officeooo:paragraph-rsid="0002e28e" style:font-size-asian="12pt" style:font-size-complex="12pt"/>
    </style:style>
    <style:style style:name="P39" style:family="paragraph" style:parent-style-name="Standard">
      <style:text-properties fo:font-size="12pt" officeooo:rsid="00140677" officeooo:paragraph-rsid="0002e28e" style:font-size-asian="12pt" style:font-size-complex="12pt"/>
    </style:style>
    <style:style style:name="P40" style:family="paragraph" style:parent-style-name="Standard" style:list-style-name="L14">
      <style:text-properties fo:font-size="12pt" officeooo:rsid="00140677" officeooo:paragraph-rsid="000b5393" style:font-size-asian="12pt" style:font-size-complex="12pt"/>
    </style:style>
    <style:style style:name="P41" style:family="paragraph" style:parent-style-name="Standard" style:list-style-name="L15">
      <style:text-properties fo:font-size="12pt" officeooo:rsid="00140677" officeooo:paragraph-rsid="000b5393" style:font-size-asian="12pt" style:font-size-complex="12pt"/>
    </style:style>
    <style:style style:name="P42" style:family="paragraph" style:parent-style-name="Standard" style:list-style-name="L16">
      <style:text-properties fo:font-size="12pt" officeooo:rsid="00140677" officeooo:paragraph-rsid="000b5393" style:font-size-asian="12pt" style:font-size-complex="12pt"/>
    </style:style>
    <style:style style:name="P43" style:family="paragraph" style:parent-style-name="Standard" style:list-style-name="L17">
      <style:text-properties fo:font-size="12pt" officeooo:rsid="00140677" officeooo:paragraph-rsid="000b5393" style:font-size-asian="12pt" style:font-size-complex="12pt"/>
    </style:style>
    <style:style style:name="P44" style:family="paragraph" style:parent-style-name="Standard" style:list-style-name="L18">
      <style:text-properties fo:font-size="12pt" officeooo:rsid="00140677" officeooo:paragraph-rsid="000b5393" style:font-size-asian="12pt" style:font-size-complex="12pt"/>
    </style:style>
    <style:style style:name="P45" style:family="paragraph" style:parent-style-name="Standard" style:list-style-name="L19">
      <style:text-properties fo:font-size="12pt" officeooo:rsid="00140677" officeooo:paragraph-rsid="000b5393" style:font-size-asian="12pt" style:font-size-complex="12pt"/>
    </style:style>
    <style:style style:name="P46" style:family="paragraph" style:parent-style-name="Standard">
      <style:text-properties fo:font-size="12pt" officeooo:rsid="00140677" officeooo:paragraph-rsid="000b5393" style:font-size-asian="12pt" style:font-size-complex="12pt"/>
    </style:style>
    <style:style style:name="P47" style:family="paragraph" style:parent-style-name="Standard">
      <style:text-properties fo:font-size="12pt" officeooo:rsid="00122d38" officeooo:paragraph-rsid="000b5393" style:font-size-asian="12pt" style:font-size-complex="12pt"/>
    </style:style>
    <style:style style:name="P48" style:family="paragraph" style:parent-style-name="Standard">
      <style:text-properties fo:font-size="12pt" officeooo:paragraph-rsid="000b5393" style:font-size-asian="12pt" style:font-size-complex="12pt"/>
    </style:style>
    <style:style style:name="P49" style:family="paragraph" style:parent-style-name="Standard">
      <style:text-properties fo:font-size="12pt" fo:font-weight="bold" officeooo:paragraph-rsid="0002e28e" style:font-size-asian="12pt" style:font-weight-asian="bold" style:font-size-complex="12pt" style:font-weight-complex="bold"/>
    </style:style>
    <style:style style:name="P50" style:family="paragraph" style:parent-style-name="Standard">
      <style:text-properties fo:font-size="12pt" fo:font-weight="bold" officeooo:rsid="00140677" officeooo:paragraph-rsid="0002e28e" style:font-size-asian="12pt" style:font-weight-asian="bold" style:font-size-complex="12pt" style:font-weight-complex="bold"/>
    </style:style>
    <style:style style:name="P51" style:family="paragraph" style:parent-style-name="Standard" style:list-style-name="WW8Num5">
      <style:text-properties officeooo:paragraph-rsid="0002e28e"/>
    </style:style>
    <style:style style:name="P52" style:family="paragraph" style:parent-style-name="Standard" style:list-style-name="WW8Num5">
      <style:text-properties officeooo:paragraph-rsid="000b5393"/>
    </style:style>
    <style:style style:name="P53" style:family="paragraph" style:parent-style-name="Standard">
      <style:text-properties fo:font-weight="bold" officeooo:paragraph-rsid="0002e28e" style:font-weight-asian="bold" style:font-weight-complex="bold"/>
    </style:style>
    <style:style style:name="P54" style:family="paragraph" style:parent-style-name="Standard">
      <style:text-properties fo:font-weight="bold" officeooo:paragraph-rsid="000b5393" style:font-weight-asian="bold" style:font-weight-complex="bold"/>
    </style:style>
    <style:style style:name="P55" style:family="paragraph" style:parent-style-name="Standard">
      <style:text-properties officeooo:paragraph-rsid="000b5393"/>
    </style:style>
    <style:style style:name="P56" style:family="paragraph" style:parent-style-name="Standard" style:master-page-name="Standard">
      <style:paragraph-properties style:page-number="auto" fo:break-before="page"/>
      <style:text-properties fo:font-size="12pt" fo:language="fr" fo:country="FR" officeooo:paragraph-rsid="000b5393" style:font-size-asian="12pt" style:font-size-complex="12pt"/>
    </style:style>
    <style:style style:name="P57" style:family="paragraph" style:parent-style-name="Standard">
      <style:paragraph-properties fo:break-before="page"/>
      <style:text-properties fo:font-size="12pt" fo:language="fr" fo:country="FR" officeooo:rsid="000eb792" officeooo:paragraph-rsid="000b5393" style:font-size-asian="12pt" style:font-size-complex="12pt"/>
    </style:style>
    <style:style style:name="P58" style:family="paragraph" style:parent-style-name="Standard">
      <style:paragraph-properties fo:break-before="page"/>
      <style:text-properties fo:font-size="12pt" fo:language="fr" fo:country="FR" officeooo:paragraph-rsid="000b5393" style:font-size-asian="12pt" style:font-size-complex="12pt"/>
    </style:style>
    <style:style style:name="P59" style:family="paragraph" style:parent-style-name="Standard">
      <style:paragraph-properties fo:break-before="page"/>
      <style:text-properties fo:font-size="12pt" officeooo:rsid="00122d38" officeooo:paragraph-rsid="000b5393" style:font-size-asian="12pt" style:font-size-complex="12pt"/>
    </style:style>
    <style:style style:name="P60" style:family="paragraph" style:parent-style-name="Standard">
      <style:paragraph-properties fo:break-before="page"/>
      <style:text-properties fo:font-size="12pt" officeooo:paragraph-rsid="000b5393" style:font-size-asian="12pt" style:font-size-complex="12pt"/>
    </style:style>
    <style:style style:name="T1" style:family="text">
      <style:text-properties officeooo:rsid="0002e28e"/>
    </style:style>
    <style:style style:name="T2" style:family="text">
      <style:text-properties officeooo:rsid="001f1095"/>
    </style:style>
    <style:style style:name="T3" style:family="text">
      <style:text-properties fo:font-size="12pt" style:font-size-asian="12pt" style:font-size-complex="12pt"/>
    </style:style>
    <style:style style:name="T4" style:family="text">
      <style:text-properties fo:font-size="12pt" fo:language="fr" fo:country="FR" style:font-size-asian="12pt" style:font-size-complex="12pt"/>
    </style:style>
    <style:style style:name="T5" style:family="text">
      <style:text-properties fo:font-size="12pt" fo:language="fr" fo:country="FR" officeooo:rsid="0002e28e" style:font-size-asian="12pt" style:font-size-complex="12pt"/>
    </style:style>
    <style:style style:name="T6" style:family="text">
      <style:text-properties fo:font-size="12pt" fo:language="fr" fo:country="FR" officeooo:rsid="00153183" style:font-size-asian="12pt" style:font-size-complex="12pt"/>
    </style:style>
    <style:style style:name="T7" style:family="text">
      <style:text-properties fo:font-size="12pt" fo:language="fr" fo:country="FR" officeooo:rsid="00076b65" style:font-size-asian="12pt" style:font-size-complex="12pt"/>
    </style:style>
    <style:style style:name="T8" style:family="text">
      <style:text-properties fo:font-size="12pt" fo:language="fr" fo:country="FR" officeooo:rsid="000a0925" style:font-size-asian="12pt" style:font-size-complex="12pt"/>
    </style:style>
    <style:style style:name="T9" style:family="text">
      <style:text-properties fo:font-size="12pt" fo:language="fr" fo:country="FR" officeooo:rsid="000b466c" style:font-size-asian="12pt" style:font-size-complex="12pt"/>
    </style:style>
    <style:style style:name="T10" style:family="text">
      <style:text-properties fo:font-size="12pt" fo:language="fr" fo:country="FR" officeooo:rsid="0018026c" style:font-size-asian="12pt" style:font-size-complex="12pt"/>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officeooo:rsid="00140677"/>
    </style:style>
    <style:style style:name="T13" style:family="text">
      <style:text-properties officeooo:rsid="00039415"/>
    </style:style>
    <style:style style:name="T14" style:family="text">
      <style:text-properties fo:font-weight="bold" officeooo:rsid="00140677" style:font-weight-asian="bold" style:font-weight-complex="bold"/>
    </style:style>
    <style:style style:name="T15" style:family="text">
      <style:text-properties fo:font-weight="bold" officeooo:rsid="00039415" style:font-weight-asian="bold" style:font-weight-complex="bold"/>
    </style:style>
    <style:style style:name="T16" style:family="text">
      <style:text-properties fo:font-weight="bold" officeooo:rsid="0004ff9d" style:font-weight-asian="bold" style:font-weight-complex="bold"/>
    </style:style>
    <style:style style:name="T17" style:family="text">
      <style:text-properties fo:font-weight="bold" officeooo:rsid="0006b615" style:font-weight-asian="bold" style:font-weight-complex="bold"/>
    </style:style>
    <style:style style:name="T18" style:family="text">
      <style:text-properties fo:font-weight="bold" officeooo:rsid="0009294c" style:font-weight-asian="bold" style:font-weight-complex="bold"/>
    </style:style>
    <style:style style:name="T19" style:family="text">
      <style:text-properties fo:font-weight="bold" officeooo:rsid="000a36c2" style:font-weight-asian="bold" style:font-weight-complex="bold"/>
    </style:style>
    <style:style style:name="T20" style:family="text">
      <style:text-properties fo:font-weight="bold" officeooo:rsid="000b5393" style:font-weight-asian="bold" style:font-weight-complex="bold"/>
    </style:style>
    <style:style style:name="T21" style:family="text">
      <style:text-properties fo:font-weight="normal" officeooo:rsid="00039415" style:font-weight-asian="normal" style:font-weight-complex="normal"/>
    </style:style>
    <style:style style:name="T22" style:family="text">
      <style:text-properties officeooo:rsid="0004ff9d"/>
    </style:style>
    <style:style style:name="T23" style:family="text">
      <style:text-properties officeooo:rsid="0006b615"/>
    </style:style>
    <style:style style:name="T24" style:family="text">
      <style:text-properties officeooo:rsid="0009294c"/>
    </style:style>
    <style:style style:name="T25" style:family="text">
      <style:text-properties officeooo:rsid="000a36c2"/>
    </style:style>
    <style:style style:name="T26" style:family="text">
      <style:text-properties officeooo:rsid="000aa8da"/>
    </style:style>
    <style:style style:name="T27" style:family="text">
      <style:text-properties officeooo:rsid="000b5393"/>
    </style:style>
    <style:style style:name="T28" style:family="text">
      <style:text-properties officeooo:rsid="00153183"/>
    </style:style>
    <style:style style:name="T29" style:family="text">
      <style:text-properties fo:language="fr" fo:country="FR"/>
    </style:style>
    <style:style style:name="T30" style:family="text">
      <style:text-properties fo:language="fr" fo:country="FR" officeooo:rsid="00153183"/>
    </style:style>
    <style:style style:name="T31" style:family="text">
      <style:text-properties fo:language="fr" fo:country="FR" officeooo:rsid="000a0925"/>
    </style:style>
    <style:style style:name="T32" style:family="text">
      <style:text-properties fo:language="fr" fo:country="FR" officeooo:rsid="00205e6e"/>
    </style:style>
    <style:style style:name="T33" style:family="text">
      <style:text-properties fo:language="fr" fo:country="FR" officeooo:rsid="00238980"/>
    </style:style>
    <style:style style:name="T34" style:family="text">
      <style:text-properties fo:language="fr" fo:country="FR" officeooo:rsid="001a2ff9"/>
    </style:style>
    <style:style style:name="T35" style:family="text">
      <style:text-properties fo:language="fr" fo:country="FR" officeooo:rsid="000b466c"/>
    </style:style>
    <style:style style:name="T36" style:family="text">
      <style:text-properties fo:language="fr" fo:country="FR" officeooo:rsid="0018026c"/>
    </style:style>
    <style:style style:name="T37" style:family="text">
      <style:text-properties fo:language="fr" fo:country="FR" officeooo:rsid="0018f38a"/>
    </style:style>
    <style:style style:name="T38" style:family="text">
      <style:text-properties fo:language="fr" fo:country="FR" officeooo:rsid="001b8990"/>
    </style:style>
    <style:style style:name="T39" style:family="text">
      <style:text-properties fo:language="fr" fo:country="FR" officeooo:rsid="001f3500"/>
    </style:style>
    <style:style style:name="T40" style:family="text">
      <style:text-properties fo:language="fr" fo:country="FR" officeooo:rsid="001f36c0"/>
    </style:style>
    <style:style style:name="T41" style:family="text">
      <style:text-properties fo:language="fr" fo:country="FR" officeooo:rsid="000eb792"/>
    </style:style>
    <style:style style:name="T42" style:family="text">
      <style:text-properties fo:language="fr" fo:country="FR" officeooo:rsid="001eb22b"/>
    </style:style>
    <style:style style:name="T43" style:family="text">
      <style:text-properties officeooo:rsid="00122d38"/>
    </style:style>
    <style:style style:name="T44" style:family="text">
      <style:text-properties officeooo:rsid="00076b65"/>
    </style:style>
    <style:style style:name="T45" style:family="text">
      <style:text-properties officeooo:rsid="0018f38a"/>
    </style:style>
    <style:style style:name="T46" style:family="text">
      <style:text-properties officeooo:rsid="0018026c"/>
    </style:style>
    <style:style style:name="T47" style:family="text">
      <style:text-properties officeooo:rsid="000a0925"/>
    </style:style>
    <style:style style:name="T48" style:family="text">
      <style:text-properties officeooo:rsid="000f421a"/>
    </style:style>
    <style:style style:name="T49" style:family="text">
      <style:text-properties officeooo:rsid="001eb22b"/>
    </style:style>
    <style:style style:name="T50" style:family="text">
      <style:text-properties officeooo:rsid="001b8990"/>
    </style:style>
    <style:style style:name="T51" style:family="text">
      <style:text-properties officeooo:rsid="00111e6b"/>
    </style:style>
    <style:style style:name="T52" style:family="text">
      <style:text-properties officeooo:rsid="001a2ff9"/>
    </style:style>
    <style:style style:name="T53" style:family="text">
      <style:text-properties officeooo:rsid="000593cc"/>
    </style:style>
    <style:style style:name="T54" style:family="text">
      <style:text-properties officeooo:rsid="001cba8b"/>
    </style:style>
    <style:style style:name="T55" style:family="text">
      <style:text-properties officeooo:rsid="000eb792"/>
    </style:style>
    <style:style style:name="T56" style:family="text">
      <style:text-properties officeooo:rsid="00205e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27"><text:tab/>Explications:</text:span></text:p>
      <text:p text:style-name="P54"><text:span text:style-name="T27"/></text:p>
      <text:p text:style-name="P1"><text:span text:style-name="T1"><text:tab/>Dans la partie HTTP, il faut créer un objet HTTP qui va nous servir pour simuler la session. Elle ne contient que des infos sur les différents générateurs aléatoires utilisé par HTTP, le nombre de connections TCP (mode burst ou persistant). Cet objet est de la forme :</text:span></text:p>
      <text:p text:style-name="P1"><text:span text:style-name="T5"/></text:p>
      <text:p text:style-name="P1"><text:span text:style-name="T4">Une page HTTP a pour paramètres </text:span><text:span text:style-name="T11">struct srcHTTPSS</text:span><text:span text:style-name="T4">:</text:span></text:p>
      <text:list xml:id="list1876844534671338071" text:style-name="WW8Num1">
        <text:list-item>
          <text:p text:style-name="P21">randomGenerator SM : Size of the main object in a page</text:p>
        </text:list-item>
      </text:list>
      <text:list xml:id="list8810692272306054395" text:style-name="WW8Num2">
        <text:list-item>
          <text:p text:style-name="P23">randomGenerator S<text:span text:style-name="T2">e</text:span> : Size of an embedded object in a page</text:p>
        </text:list-item>
      </text:list>
      <text:list xml:id="list4405155428596295601" text:style-name="WW8Num3">
        <text:list-item>
          <text:p text:style-name="P25">randomGenerator Nd : Number of embedded objects in a page</text:p>
        </text:list-item>
      </text:list>
      <text:list xml:id="list8522984984971730551" text:style-name="WW8Num4">
        <text:list-item>
          <text:p text:style-name="P27">randomGenerator Dpc : Reading time</text:p>
        </text:list-item>
      </text:list>
      <text:list xml:id="list1047549520769526360" text:style-name="WW8Num5">
        <text:list-item>
          <text:p text:style-name="P29">randomGenerator Tp : Parsing time for the main page.</text:p>
        </text:list-item>
        <text:list-item>
          <text:p text:style-name="P29">Int MTU</text:p>
        </text:list-item>
        <text:list-item>
          <text:p text:style-name="P51"><text:span text:style-name="T3">Int nbTCP : </text:span><text:span text:style-name="T4">nombre</text:span><text:span text:style-name="T3"> de connexion TCP </text:span><text:span text:style-name="T4">selon</text:span><text:span text:style-name="T3"> </text:span><text:span text:style-name="T4">le</text:span><text:span text:style-name="T3"> mode</text:span></text:p>
        </text:list-item>
        <text:list-item>
          <text:p text:style-name="P51"><text:span text:style-name="T3">Int nbPage : </text:span><text:span text:style-name="T4">nombre</text:span><text:span text:style-name="T3"> de page </text:span><text:span text:style-name="T4">visité</text:span></text:p>
        </text:list-item>
        <text:list-item>
          <text:p text:style-name="P3">boolean version : True si 1.1, false si 1.0</text:p>
        </text:list-item>
      </text:list>
      <text:p text:style-name="P2"/>
      <text:p text:style-name="P2"><text:span text:style-name="T1">On a une autre structure qui va nous servir d'unique argument aux fonctions servant à simuler la session. Il contient des informatios pour créer des sources TCP en plus d'une source HTTP. Il sagit de l'objet de type fonctionsHTTPSS_t. Elle a cette forme :</text:span></text:p>
      <text:p text:style-name="P50">struct fonctionsHttpssArguments</text:p>
      <text:p text:style-name="P39">{</text:p>
      <text:list xml:id="list6472716150949933986" text:style-name="L1">
        <text:list-item>
          <text:p text:style-name="P31">struct srcHTTPSS_t * src : source HTTP</text:p>
        </text:list-item>
      </text:list>
      <text:list xml:id="list8954814762689504405" text:style-name="L8">
        <text:list-item>
          <text:p text:style-name="P33">void * destination : is a pointer to the destination entity for TCP</text:p>
        </text:list-item>
      </text:list>
      <text:list xml:id="list5272442202262273507" text:style-name="L9">
        <text:list-item>
          <text:p text:style-name="P34">processPDU_t destProcessPDU : is the PDU processing function of the destination</text:p>
        </text:list-item>
      </text:list>
      <text:list xml:id="list2857560697143253190" text:style-name="L10">
        <text:list-item>
          <text:p text:style-name="P35">double RTTmd : is the Round Trip Time minus transmission time on the access link</text:p>
        </text:list-item>
      </text:list>
      <text:list xml:id="list3017173696107455614" text:style-name="L11">
        <text:list-item>
          <text:p text:style-name="P36">int initialWindow : is the initial value of cwnd</text:p>
        </text:list-item>
      </text:list>
      <text:list xml:id="list5845908795650942305" text:style-name="L12">
        <text:list-item>
          <text:p text:style-name="P37">struct srcTCPSS_t * srcTCP[100] : TCP sources for burst or persitant mode, maximum 100 TCP sources</text:p>
        </text:list-item>
      </text:list>
      <text:list xml:id="list4727656712006663730" text:style-name="L13">
        <text:list-item>
          <text:p text:style-name="P38">int nbTCPTermine : number of TCP connections which have endded in burst mode</text:p>
        </text:list-item>
      </text:list>
      <text:p text:style-name="P2"><text:span text:style-name="T12">}</text:span><text:span text:style-name="T1"> </text:span></text:p>
      <text:p text:style-name="P2"><text:span text:style-name="T1"/></text:p>
      <text:p text:style-name="P2"><text:span text:style-name="T1"/></text:p>
      <text:p text:style-name="P2"><text:span text:style-name="T1">Tout d'abord on créer un objet TCP en définissant ces paramètres. La fonction suivante va nous permettre de réaliser cette tache.</text:span></text:p>
      <text:p text:style-name="P53"><text:span text:style-name="T4">struct srcHTTPSS * srcHTTPSS_init(</text:span><text:span text:style-name="T3">struct randomGenerator_t * <text:s/>SM, </text:span></text:p>
      <text:p text:style-name="P49"><text:tab/><text:tab/><text:tab/><text:tab/><text:tab/><text:tab/><text:tab/>struct randomGenerator_t * <text:s/>SE,</text:p>
      <text:p text:style-name="P49"><text:tab/><text:tab/><text:tab/><text:tab/><text:tab/><text:tab/><text:tab/>struct randomGenerator_t * <text:s/>Nd,</text:p>
      <text:p text:style-name="P49"><text:tab/><text:tab/><text:tab/><text:tab/><text:tab/><text:tab/><text:tab/>struct randomGenerator_t * <text:s/>Dpc,</text:p>
      <text:p text:style-name="P49"><text:tab/><text:tab/><text:tab/><text:tab/><text:tab/><text:tab/><text:tab/>struct randomGenerator_t * <text:s/>Tp,</text:p>
      <text:p text:style-name="P49"><text:tab/><text:tab/><text:tab/><text:tab/><text:tab/><text:tab/><text:tab/>int MTU, int nbTCP, int nbPage,</text:p>
      <text:p text:style-name="P13"><text:span text:style-name="T1"><text:tab/><text:tab/><text:tab/><text:tab/><text:tab/><text:tab/><text:tab/>boolean version)</text:span></text:p>
      <text:p text:style-name="P2"><text:span text:style-name="T1"/></text:p>
      <text:p text:style-name="P2"><text:span text:style-name="T1"/></text:p>
      <text:p text:style-name="P5"><text:span text:style-name="T1">Ainsi après avoir initialisé une source TCP, on peut débuter un session. </text:span><text:span text:style-name="T13">Cette fonction utilise un argument de type </text:span><text:span text:style-name="T14">fonctionsHttpssArguments </text:span><text:span text:style-name="T15">arg</text:span><text:span text:style-name="T14">.</text:span></text:p>
      <text:p text:style-name="P14"><text:span text:style-name="T13">void srcHTTPSS_sessionStart(fonctionsHttpssArguments * arg)</text:span></text:p>
      <text:p text:style-name="P5"><text:span text:style-name="T13"/></text:p>
      <text:p text:style-name="P5"><text:span text:style-name="T13"><text:tab/>Dans cette fonction on va créer une source TCP en utilisant les données du paramètre arg. On va envoyer l'objet principale sur la source TCP créer grâce à la fonction send file de TCP : </text:span><text:span text:style-name="T15">void srcTCPss_sendFile(struct srcTCPSS_t * src, int nbBytes)</text:span><text:span text:style-name="T13"> en <text:s/>lui passant l'argument la taille de </text:span><text:soft-page-break/><text:span text:style-name="T13">l'objet principale grâce à la la fonction </text:span><text:span text:style-name="T15">getNext</text:span><text:span text:style-name="T21"> des Randoms Générators.</text:span></text:p>
      <text:p text:style-name="P5"><text:span text:style-name="T21"/></text:p>
      <text:p text:style-name="P5"><text:span text:style-name="T21"><text:tab/>Ensuite on va programmer un événement qui indique la fin d'envoie de l'objet principale d'engrâce à la fonction de event.c : </text:span><text:span text:style-name="T15">void event_add(void (*run)(void *data), void * data, motSimDate_t date).</text:span></text:p>
      <text:p text:style-name="P15"><text:span text:style-name="T13"/></text:p>
      <text:p text:style-name="P16"><text:span text:style-name="T22"><text:tab/>Le déclenchement de cet événement va nous indiquer la fin de l'envoie de la page principale. Cette événement va nous amener vers cette fonction : </text:span><text:span text:style-name="T16">void srcHTTPSS_EOTMainObjet (fonctionsHttpssArguments * arg).</text:span></text:p>
      <text:p text:style-name="P16"><text:span text:style-name="T22"><text:tab/>Dans cette fonction on détruit la source TCP ayant servi à l'envoie de l'envoie de l'objet principale grâce à la fonction défini sur src-tcpss.c : </text:span><text:span text:style-name="T16">void srcTCPss_free(struct srcTCPSS_t * src)</text:span></text:p>
      <text:p text:style-name="P17"><text:span text:style-name="T22"><text:tab/>Ensuite on détirmine le temps de parsing grâce à </text:span><text:span text:style-name="T16">getNext</text:span><text:span text:style-name="T22"> sur les générateurs aléatoires. On programme alors l'envoie </text:span><text:span text:style-name="T23">des objets embarqués aprés le parsing, en créer un événement fin de parsing à l'aide de la fonction </text:span><text:span text:style-name="T15">void event_add(void (*run)(void *data), void * data, motSimDate_t date).</text:span></text:p>
      <text:p text:style-name="P17"><text:span text:style-name="T13"/></text:p>
      <text:p text:style-name="P17"><text:span text:style-name="T13"/></text:p>
      <text:p text:style-name="P17"><text:span text:style-name="T13"><text:tab/></text:span><text:span text:style-name="T23">Ainsi à la fin du parsing on peut envoyer les objets objets embarquées. Le déclechement fin de parsin va nous diriger vers la fonction : </text:span><text:span text:style-name="T17">void srcHTTPSS_sendEmbeddedObjects(fonctionsHttpssArguments * arg)</text:span></text:p>
      <text:p text:style-name="P17"><text:span text:style-name="T23"><text:tab/>On va créer alors </text:span><text:span text:style-name="T17">nbTCP </text:span><text:span text:style-name="T23">connexions TCP.</text:span></text:p>
      <text:p text:style-name="P17"><text:span text:style-name="T23"><text:tab/>On détermine le nombre </text:span><text:span text:style-name="T17">Nd </text:span><text:span text:style-name="T23">d'objets embarqués en utilisant </text:span><text:span text:style-name="T17">getNext</text:span><text:span text:style-name="T23"> des générateurs aléatoires</text:span></text:p>
      <text:p text:style-name="P17"><text:span text:style-name="T23"><text:tab/>On envoie les </text:span><text:span text:style-name="T17">Nd </text:span><text:span text:style-name="T23">objets embarqués sur les </text:span><text:span text:style-name="T17">nbTCP</text:span><text:span text:style-name="T23"> connections TCP.</text:span></text:p>
      <text:p text:style-name="P17"><text:span text:style-name="T23"><text:tab/></text:span><text:span text:style-name="T24">Ensuite on créer l'événement fin d'envoie des sources TCP.</text:span></text:p>
      <text:p text:style-name="P17"><text:span text:style-name="T24"/></text:p>
      <text:p text:style-name="P17"><text:span text:style-name="T24"/></text:p>
      <text:p text:style-name="P18"><text:span text:style-name="T24"><text:tab/>Lorsque les connections TCP ont fini d'envoyer, cela va déclencher un évenement qui va nous diriger vers cette fonction : </text:span><text:span text:style-name="T18">void srcHTTPSS_EOTEmbeddedObjects(fonctionsHttpssArguments * arg)</text:span></text:p>
      <text:p text:style-name="P18"><text:span text:style-name="T24"><text:tab/>Dans cette fonction on compare le nombre de connections TCP étant passés par cette fonction.</text:span></text:p>
      <text:p text:style-name="P19"><text:span text:style-name="T24"><text:tab/><text:tab/>Si on a toute les connections TCP, donc les connections TCP on tout envoyé, et donc on a « lu une page ». Car en effet maintenant, aprés avoir liberer les sources TCP ayant servis à l'envoie des objets embarqués ; </text:span><text:span text:style-name="T25">on va déterminer le temps de lecture </text:span><text:span text:style-name="T19">Dpc </text:span><text:span text:style-name="T25">obtenu grâce à </text:span><text:span text:style-name="T19">getNext </text:span><text:span text:style-name="T25">des générateurs aléatoires. Et donc on peut lire une nouvelle page à la fin de lecture de page (événement programmer à </text:span><text:span text:style-name="T19">tempsPresent + Dpc</text:span><text:span text:style-name="T25">). </text:span><text:span text:style-name="T26">Ainsi on va revenir vers la fonction : </text:span><text:span text:style-name="T15">void srcHTTPSS_sessionStart(fonctionsHttpssArguments * arg)</text:span></text:p>
      <text:p text:style-name="P19"><text:span text:style-name="T13"/></text:p>
      <text:p text:style-name="P19"><text:span text:style-name="T13"><text:tab/><text:tab/></text:span><text:span text:style-name="T26">Sinon, on met à jour le nombre de connections TCP ayant terminé</text:span></text:p>
      <text:p text:style-name="P56"><text:tab/><text:span text:style-name="T20">Raffinages :</text:span></text:p>
      <text:p text:style-name="P12"><text:span text:style-name="T20"/></text:p>
      <text:p text:style-name="P12">Une page HTTP a pour paramètres struct srcHTTPSS:</text:p>
      <text:list xml:id="list1497826651" text:continue-list="list1876844534671338071" text:style-name="WW8Num1">
        <text:list-item>
          <text:p text:style-name="P22">randomGenerator SM : Size of the main object in a page</text:p>
        </text:list-item>
      </text:list>
      <text:list xml:id="list1068830238" text:continue-list="list8810692272306054395" text:style-name="WW8Num2">
        <text:list-item>
          <text:p text:style-name="P24">randomGenerator S<text:span text:style-name="T2">e</text:span> : Size of an embedded object in a page</text:p>
        </text:list-item>
      </text:list>
      <text:list xml:id="list66312828" text:continue-list="list4405155428596295601" text:style-name="WW8Num3">
        <text:list-item>
          <text:p text:style-name="P26">randomGenerator Nd : Number of embedded objects in a page</text:p>
        </text:list-item>
      </text:list>
      <text:list xml:id="list552157959" text:continue-list="list8522984984971730551" text:style-name="WW8Num4">
        <text:list-item>
          <text:p text:style-name="P28">randomGenerator Dpc : Reading time</text:p>
        </text:list-item>
      </text:list>
      <text:list xml:id="list1935020531" text:continue-list="list1047549520769526360" text:style-name="WW8Num5">
        <text:list-item>
          <text:p text:style-name="P30">randomGenerator Tp : Parsing time for the main page.</text:p>
        </text:list-item>
        <text:list-item>
          <text:p text:style-name="P30">Int MTU</text:p>
        </text:list-item>
        <text:list-item>
          <text:p text:style-name="P52"><text:span text:style-name="T3">Int nbTCP : </text:span><text:span text:style-name="T4">nombre</text:span><text:span text:style-name="T3"> de connexion TCP </text:span><text:span text:style-name="T4">selon</text:span><text:span text:style-name="T3"> </text:span><text:span text:style-name="T4">le</text:span><text:span text:style-name="T3"> mode</text:span></text:p>
        </text:list-item>
        <text:list-item>
          <text:p text:style-name="P52"><text:span text:style-name="T3">Int nbPage : </text:span><text:span text:style-name="T4">nombre</text:span><text:span text:style-name="T3"> de page </text:span><text:span text:style-name="T4">visité</text:span></text:p>
        </text:list-item>
        <text:list-item>
          <text:p text:style-name="P4">boolean version : True si 1.1, false si 1.0</text:p>
        </text:list-item>
      </text:list>
      <text:p text:style-name="P12"/>
      <text:p text:style-name="P47">Une structure fonctionsHttpssArguments permet de regrouper tous les paramètres utiles à la session, notament la source HTTP, les sources TCP et les paramètres des sources TCP. <text:span text:style-name="T12">Elle permet de passer un seul argument à add_event comme on le vera plus loin. </text:span>Elle se présente comme suit :</text:p>
      <text:p text:style-name="P46">struct fonctionsHttpssArguments</text:p>
      <text:p text:style-name="P46">{</text:p>
      <text:list xml:id="list67300690" text:continue-list="list6472716150949933986" text:style-name="L1">
        <text:list-item>
          <text:p text:style-name="P32">struct srcHTTPSS_t * src : source HTTP</text:p>
        </text:list-item>
      </text:list>
      <text:list xml:id="list5210952327884153145" text:style-name="L14">
        <text:list-item>
          <text:p text:style-name="P40">void * destination : is a pointer to the destination entity for TCP</text:p>
        </text:list-item>
      </text:list>
      <text:list xml:id="list9100191750423925190" text:style-name="L15">
        <text:list-item>
          <text:p text:style-name="P41">processPDU_t destProcessPDU : is the PDU processing function of the destination</text:p>
        </text:list-item>
      </text:list>
      <text:list xml:id="list2258756240114382578" text:style-name="L16">
        <text:list-item>
          <text:p text:style-name="P42">double RTTmd : is the Round Trip Time minus transmission time on the access link</text:p>
        </text:list-item>
      </text:list>
      <text:list xml:id="list4609709856729637049" text:style-name="L17">
        <text:list-item>
          <text:p text:style-name="P43">int initialWindow : is the initial value of cwnd</text:p>
        </text:list-item>
      </text:list>
      <text:list xml:id="list5605448116444861663" text:style-name="L18">
        <text:list-item>
          <text:p text:style-name="P44">struct srcTCPSS_t * srcTCP[100] : TCP sources for burst or persitant mode, maximum 100 TCP sources</text:p>
        </text:list-item>
      </text:list>
      <text:list xml:id="list4171075458678718880" text:style-name="L19">
        <text:list-item>
          <text:p text:style-name="P45">int nbTCPTermine : number of TCP connections which have endded in burst mode</text:p>
        </text:list-item>
      </text:list>
      <text:p text:style-name="P46">}</text:p>
      <text:p text:style-name="P47"/>
      <text:p text:style-name="P55"><text:span text:style-name="T3">R0 : </text:span><text:span text:style-name="T4">Simuler</text:span><text:span text:style-name="T3"> </text:span><text:span text:style-name="T4">une</text:span><text:span text:style-name="T3"> session HTTP</text:span></text:p>
      <text:p text:style-name="P12">R1 : /*Simuler une session HTTP*/</text:p>
      <text:p text:style-name="P12"><text:tab/>Configurer les paramètres HTTP</text:p>
      <text:p text:style-name="P48"><text:tab/>Lancer la session HTTP</text:p>
      <text:p text:style-name="P48"/>
      <text:p text:style-name="P48">R2 :</text:p>
      <text:p text:style-name="P12"><text:tab/>/*Configurer les paramètres HTTP*/</text:p>
      <text:p text:style-name="P12"><text:tab/><text:tab/>/*Initialiser les paramètres HTTP*/</text:p>
      <text:p text:style-name="P55"><text:span text:style-name="T4"><text:tab/><text:tab/>struct srcHTTPSS * srcHTTPSS_init(</text:span><text:span text:style-name="T3">struct randomGenerator_t * <text:s/>SM, </text:span></text:p>
      <text:p text:style-name="P48"><text:tab/><text:tab/><text:tab/><text:tab/><text:tab/><text:tab/><text:tab/>struct randomGenerator_t * <text:s/>SE,</text:p>
      <text:p text:style-name="P48"><text:tab/><text:tab/><text:tab/><text:tab/><text:tab/><text:tab/><text:tab/>struct randomGenerator_t * <text:s/>Nd,</text:p>
      <text:p text:style-name="P48"><text:tab/><text:tab/><text:tab/><text:tab/><text:tab/><text:tab/><text:tab/>struct randomGenerator_t * <text:s/>Dpc,</text:p>
      <text:p text:style-name="P48"><text:tab/><text:tab/><text:tab/><text:tab/><text:tab/><text:tab/><text:tab/>struct randomGenerator_t * <text:s/>Tp,</text:p>
      <text:p text:style-name="P48"><text:tab/><text:tab/><text:tab/><text:tab/><text:tab/><text:tab/><text:tab/>int MTU, int nbTCP, int nbPage,</text:p>
      <text:p text:style-name="P48"><text:tab/><text:tab/><text:tab/><text:tab/><text:tab/><text:tab/><text:tab/>boolean version) {</text:p>
      <text:p text:style-name="P48"/>
      <text:p text:style-name="P48"><text:tab/><text:tab/><text:tab/>struct srcHTTPSS_t * result = (struct srcHTTPSS_t *) <text:tab/><text:tab/><text:tab/><text:tab/><text:tab/><text:tab/><text:tab/><text:tab/><text:tab/><text:tab/> <text:s text:c="2"/>sim_malloc(sizeof(struct srcHTTPSS_t ));</text:p>
      <text:p text:style-name="P48"><text:tab/><text:tab/><text:tab/>result → Sm = Sm</text:p>
      <text:p text:style-name="P48"><text:tab/><text:tab/><text:tab/>result → Se = Se</text:p>
      <text:p text:style-name="P48"><text:tab/><text:tab/><text:tab/>result → Nd = Sd</text:p>
      <text:p text:style-name="P48"><text:tab/><text:tab/><text:tab/>result → Dpc = Dpc</text:p>
      <text:p text:style-name="P48"><text:tab/><text:tab/><text:tab/>result → Tp = Tp</text:p>
      <text:p text:style-name="P48"><text:soft-page-break/><text:tab/><text:tab/><text:tab/>result → MTU = MTU; result → nbTCP = nbTCP; result → nbPage = 0</text:p>
      <text:p text:style-name="P48"><text:tab/><text:tab/><text:tab/>result → version = version</text:p>
      <text:p text:style-name="P48"><text:tab/><text:tab/>}</text:p>
      <text:p text:style-name="P48"><text:tab/><text:tab/>/*Setters*/</text:p>
      <text:p text:style-name="P55"><text:span text:style-name="T3"><text:tab/><text:tab/></text:span><text:span text:style-name="T4">struct srcHTTPSS * srcHTTPSS_setSm(</text:span><text:span text:style-name="T3">struct randomGenerator_t * <text:s/>Sm)</text:span></text:p>
      <text:p text:style-name="P55"><text:span text:style-name="T3"><text:tab/><text:tab/></text:span><text:span text:style-name="T4">struct srcHTTPSS * srcHTTPSS_setSe(</text:span><text:span text:style-name="T3">struct randomGenerator_t[] * <text:s/>Se)</text:span></text:p>
      <text:p text:style-name="P55"><text:span text:style-name="T3"><text:tab/><text:tab/></text:span><text:span text:style-name="T4">struct srcHTTPSS * srcHTTPSS_setNd(</text:span><text:span text:style-name="T3">struct randomGenerator_t * <text:s/>Nd)</text:span></text:p>
      <text:p text:style-name="P55"><text:span text:style-name="T3"><text:tab/><text:tab/></text:span><text:span text:style-name="T4">struct srcHTTPSS * srcHTTPSS_setDpc(</text:span><text:span text:style-name="T3">struct randomGenerator_t * <text:s/>Dpc)</text:span></text:p>
      <text:p text:style-name="P55"><text:span text:style-name="T3"><text:tab/><text:tab/></text:span><text:span text:style-name="T4">struct srcHTTPSS * srcHTTPSS_setTp(</text:span><text:span text:style-name="T3">struct randomGenerator_t * <text:s/>Tp)</text:span></text:p>
      <text:p text:style-name="P55"><text:span text:style-name="T3"><text:tab/><text:tab/></text:span><text:span text:style-name="T4">struct srcHTTPSS * srcHTTPSS_setMTU(int MTU</text:span><text:span text:style-name="T3">)</text:span></text:p>
      <text:p text:style-name="P55"><text:span text:style-name="T3"><text:tab/><text:tab/></text:span><text:span text:style-name="T4">struct srcHTTPSS * srcHTTPSS_setversion(boolean</text:span><text:span text:style-name="T3"> <text:s/>version)</text:span></text:p>
      <text:p text:style-name="P48"/>
      <text:p text:style-name="P48"><text:tab/>/*Lancer la session HTTP*/</text:p>
      <text:p text:style-name="P48"><text:tab/><text:tab/>Débuter session</text:p>
      <text:p text:style-name="P12"><text:tab/><text:tab/>Charger les objets embarqués</text:p>
      <text:p text:style-name="P48"><text:tab/><text:tab/>Charger nouvelle page</text:p>
      <text:p text:style-name="P59">R3 : /*Simuler une session HTTP*/</text:p>
      <text:p text:style-name="P47"><text:tab/><text:tab/>/*Configurer les paramètres HTTP*/</text:p>
      <text:p text:style-name="P47"><text:tab/><text:tab/><text:tab/>/*<text:span text:style-name="T28">Initialiser les paramètres HTTP*/</text:span></text:p>
      <text:p text:style-name="P47"><text:tab/><text:tab/><text:tab/>/*<text:span text:style-name="T29">struct srcHTTPSS * srcHTTPSS_init(…</text:span><text:span text:style-name="T30">) { …. } */</text:span></text:p>
      <text:p text:style-name="P47"/>
      <text:p text:style-name="P47"/>
      <text:p text:style-name="P6"><text:tab/><text:tab/>/*Lancer la session HTTP*/</text:p>
      <text:p text:style-name="P6"><text:tab/><text:tab/><text:tab/>/*Charger le premier objet principal en créant une source TCP et programmer <text:tab/><text:tab/><text:tab/>l'événement fin d'envoie de la source TCP*/</text:p>
      <text:p text:style-name="P47"><text:span text:style-name="T30"><text:tab/><text:tab/><text:tab/>void srcHTTPSS_sessionStart(</text:span><text:span text:style-name="T31">fonctionsHttpssArguments arg</text:span><text:span text:style-name="T30">) {</text:span></text:p>
      <text:p text:style-name="P47"><text:span text:style-name="T30"><text:tab/><text:tab/><text:tab/><text:tab/></text:span><text:span text:style-name="T32">-mettre à 0 le nombre de connections TCP ayant terminés </text:span><text:span text:style-name="T33">(c'est pour <text:tab/><text:tab/><text:tab/><text:tab/><text:tab/>utilisé lors de la fin de transmission des objets embarquées</text:span></text:p>
      <text:p text:style-name="P6"><text:tab/><text:tab/><text:tab/><text:tab/>-Créer 1 connection TCP au niveau de l'argument pour l'envoie de <text:tab/><text:tab/><text:tab/><text:tab/><text:tab/>l'objet principal</text:p>
      <text:p text:style-name="P47"><text:span text:style-name="T30"><text:tab/><text:tab/><text:tab/><text:tab/>-Envoyer l'objet principal en utilisant <text:s/>la </text:span><text:span text:style-name="T34">liste</text:span><text:span text:style-name="T30"> TCP de l'argument</text:span></text:p>
      <text:p text:style-name="P6"><text:tab/><text:tab/><text:tab/><text:tab/>-Ajouter l'événement fin de transmission de la connection TCP, elle <text:tab/><text:tab/><text:tab/><text:tab/><text:tab/>sera redirigé vers la fonction srcHTTPSS_EOTMainObject <text:tab/><text:tab/><text:tab/><text:tab/><text:tab/>avec arg comme argument</text:p>
      <text:p text:style-name="P6"><text:tab/><text:tab/><text:tab/>}</text:p>
      <text:p text:style-name="P47"/>
      <text:p text:style-name="P47"/>
      <text:p text:style-name="P6"><text:tab/><text:tab/><text:tab/>/*La source TCP a envoyé l'objet principal, programmer l'envoie ensuite des <text:tab/><text:tab/><text:tab/>objets embarqués, la fin de l'envoie déclenche un événement qui va venir vers <text:tab/><text:tab/><text:tab/>cette fonction*/</text:p>
      <text:p text:style-name="P47"><text:span text:style-name="T30"><text:tab/><text:tab/><text:tab/></text:span><text:span text:style-name="T31">void src</text:span><text:span text:style-name="T30">HTTP</text:span><text:span text:style-name="T31">SS_addEOTMainObjet (fonctionsHttpssArguments arg) </text:span><text:span text:style-name="T35">{</text:span></text:p>
      <text:p text:style-name="P47"/>
      <text:p text:style-name="P47"><text:span text:style-name="T35"><text:tab/><text:tab/><text:tab/><text:tab/>-</text:span><text:span text:style-name="T36">Liberer la source TCP ayant servi à l'envoie de l'objet principal</text:span></text:p>
      <text:p text:style-name="P47"><text:span text:style-name="T35"><text:tab/><text:tab/><text:tab/><text:tab/>-</text:span><text:span text:style-name="T36">Caluler le temps de parsing de la page principal</text:span></text:p>
      <text:p text:style-name="P47"><text:span text:style-name="T36"><text:tab/><text:tab/><text:tab/><text:tab/>-Programmer l'événement pour charger les objets embarqués juste <text:tab/><text:tab/><text:tab/><text:tab/><text:tab/>aprés le parsing, </text:span><text:span text:style-name="T37">cette événement sera gérer par la fonction <text:tab/><text:tab/><text:tab/><text:tab/><text:tab/>srcHTTPSS_sendEmbeddedObjects</text:span></text:p>
      <text:p text:style-name="P47"><text:span text:style-name="T35"><text:tab/><text:tab/><text:tab/></text:span><text:span text:style-name="T30">}</text:span></text:p>
      <text:p text:style-name="P47"/>
      <text:p text:style-name="P47"><text:span text:style-name="T30"><text:tab/><text:tab/><text:tab/>/*</text:span><text:span text:style-name="T37">En</text:span><text:span text:style-name="T34">voyer les objets embarqués aprés le parsing de l'objet principal*/</text:span></text:p>
      <text:p text:style-name="P47"><text:span text:style-name="T34"><text:tab/><text:tab/><text:tab/>void srcHTTPSS_sendEmbeddedObjects(</text:span><text:span text:style-name="T31">fonctionsHttpssArguments arg</text:span><text:span text:style-name="T34">) {</text:span></text:p>
      <text:p text:style-name="P7"><text:tab/><text:tab/><text:tab/><text:tab/>-Creer les nbTCP connections TCP au niveau de l'argument.</text:p>
      <text:p text:style-name="P7"><text:tab/><text:tab/><text:tab/><text:tab/><text:tab/>Attention nbTCP &lt; 100</text:p>
      <text:p text:style-name="P7"><text:tab/><text:tab/><text:tab/><text:tab/>-Calculer le nombre d'objets embarqués Nd</text:p>
      <text:p text:style-name="P7"><text:tab/><text:tab/><text:tab/><text:tab/>-Envoyer les Nd objets embarqués sur les nbTCP connections TCP</text:p>
      <text:p text:style-name="P47"><text:span text:style-name="T34"><text:tab/><text:tab/><text:tab/><text:tab/>-</text:span><text:span text:style-name="T30">Ajouter l'événement fin de transmission de</text:span><text:span text:style-name="T34">s</text:span><text:span text:style-name="T30"> connection</text:span><text:span text:style-name="T34">s</text:span><text:span text:style-name="T30"> TCP, elle</text:span><text:span text:style-name="T34">s</text:span><text:span text:style-name="T30"> <text:tab/><text:tab/><text:tab/><text:tab/><text:tab/>ser</text:span><text:span text:style-name="T34">ont</text:span><text:span text:style-name="T30"> redirigé vers la fonctions <text:tab/><text:tab/><text:tab/><text:tab/><text:tab/><text:tab/><text:tab/><text:tab/><text:tab/></text:span><text:span text:style-name="T34">s</text:span><text:span text:style-name="T30">rcHTTPSS_EOT</text:span><text:span text:style-name="T34">EmbeddedObjects </text:span><text:span text:style-name="T30">avec arg comme argument</text:span></text:p>
      <text:p text:style-name="P47"><text:span text:style-name="T30"><text:tab/><text:tab/><text:tab/></text:span><text:span text:style-name="T38">}</text:span></text:p>
      <text:p text:style-name="P47"/>
      <text:p text:style-name="P47"/>
      <text:p text:style-name="P47"/>
      <text:p text:style-name="P47"/>
      <text:p text:style-name="P47"/>
      <text:p text:style-name="P47"/>
      <text:p text:style-name="P47"/>
      <text:p text:style-name="P47"/>
      <text:p text:style-name="P47"/>
      <text:p text:style-name="P47"><text:soft-page-break/></text:p>
      <text:p text:style-name="P47"><text:span text:style-name="T38"><text:tab/><text:tab/><text:tab/></text:span><text:span text:style-name="T30">/*L</text:span><text:span text:style-name="T39">es</text:span><text:span text:style-name="T30"> source</text:span><text:span text:style-name="T39">s</text:span><text:span text:style-name="T30"> TCP </text:span><text:span text:style-name="T39">ont</text:span><text:span text:style-name="T30"> envoyé l</text:span><text:span text:style-name="T39">es objets</text:span><text:span text:style-name="T30"> </text:span><text:span text:style-name="T39">embarquées</text:span><text:span text:style-name="T30">, programmer l'envoie <text:tab/><text:tab/><text:tab/>ensuite d</text:span><text:span text:style-name="T40">u nouveau objet principal </text:span><text:span text:style-name="T30">objets embarqués, la fin de</text:span><text:span text:style-name="T40">s </text:span><text:span text:style-name="T30">envoi</text:span><text:span text:style-name="T40">s</text:span><text:span text:style-name="T30"> <text:tab/><text:tab/><text:tab/><text:tab/>déclenche un événement qui va venir vers cette fonction*/</text:span></text:p>
      <text:p text:style-name="P6"/>
      <text:p text:style-name="P47"><text:span text:style-name="T30"><text:tab/><text:tab/><text:tab/></text:span><text:span text:style-name="T41">void srcHTTPSS_EOTEmbbededObjects(fonctionsHttpssArguments arg) {</text:span></text:p>
      <text:p text:style-name="P47"><text:span text:style-name="T41"><text:tab/><text:tab/><text:tab/><text:tab/></text:span><text:span text:style-name="T32">Si toute les connections TCP ont terminé d'envoyer leurs objets <text:tab/><text:tab/><text:tab/><text:tab/><text:tab/>embarquées {</text:span></text:p>
      <text:p text:style-name="P8"><text:tab/><text:tab/><text:tab/><text:tab/><text:tab/>-mettre à jour le nombre de page lu</text:p>
      <text:p text:style-name="P8"><text:tab/><text:tab/><text:tab/><text:tab/><text:tab/>-Detruites les sources TCP ayant servis à l'envoie des objets <text:tab/><text:tab/><text:tab/><text:tab/><text:tab/><text:tab/>embaquées</text:p>
      <text:p text:style-name="P8"><text:tab/><text:tab/><text:tab/><text:tab/><text:tab/>-Calculer le temps de lecture de la page Dpc</text:p>
      <text:p text:style-name="P47"><text:span text:style-name="T32"><text:tab/><text:tab/><text:tab/><text:tab/><text:tab/></text:span><text:span text:style-name="T36">-Programmer l'événement pour charger les objets embarqués <text:tab/><text:tab/><text:tab/><text:tab/><text:tab/><text:tab/>juste aprés le parsing, </text:span><text:span text:style-name="T37">cette événement sera gérer par la <text:tab/><text:tab/><text:tab/><text:tab/><text:tab/><text:tab/>fonction srcHTTPSS_sendEmbeddedObjects</text:span></text:p>
      <text:p text:style-name="P47"><text:span text:style-name="T37"><text:tab/><text:tab/><text:tab/><text:tab/></text:span><text:span text:style-name="T32">} Sinon {</text:span></text:p>
      <text:p text:style-name="P8"><text:tab/><text:tab/><text:tab/><text:tab/><text:tab/>-Une connection TCP a fini d'envoyer ses objets embaquées, et <text:tab/><text:tab/><text:tab/><text:tab/><text:tab/><text:tab/>donc mettre à jour le nombre de connections TCP ayant <text:tab/><text:tab/><text:tab/><text:tab/><text:tab/><text:tab/>fini</text:p>
      <text:p text:style-name="P8"><text:tab/><text:tab/><text:tab/><text:tab/>}</text:p>
      <text:p text:style-name="P8"><text:tab/><text:tab/><text:tab/>}</text:p>
      <text:p text:style-name="P8"/>
      <text:p text:style-name="P60">R<text:span text:style-name="T43">4</text:span> :</text:p>
      <text:p text:style-name="P12"><text:tab/>/*Configurer les paramètres HTTP*/</text:p>
      <text:p text:style-name="P12"><text:tab/><text:tab/>/*Initialiser les paramètres*/</text:p>
      <text:p text:style-name="P48"><text:tab/><text:tab/><text:tab/>/*struct … */</text:p>
      <text:p text:style-name="P48"><text:tab/><text:tab/>/*Setters*/</text:p>
      <text:p text:style-name="P48"><text:tab/><text:tab/><text:tab/>/*struct ...*/</text:p>
      <text:p text:style-name="P48"/>
      <text:p text:style-name="P48"><text:tab/>/*Lancer la session HTTP*/</text:p>
      <text:p text:style-name="P12"><text:tab/><text:tab/>/*<text:span text:style-name="T28">Charger le premier objet principal en créant une source TCP et programmer <text:tab/><text:tab/><text:tab/>l'événement fin d'envoie de la source TCP</text:span>*/</text:p>
      <text:p text:style-name="P12"/>
      <text:p text:style-name="P48"><text:tab/><text:tab/>void srcHTTPSS_sessionStart(<text:span text:style-name="T31">fonctionsHttpssArguments arg</text:span>) {</text:p>
      <text:p text:style-name="P48"/>
      <text:p text:style-name="P12"><text:tab/><text:tab/><text:tab/>/*<text:span text:style-name="T28">Créer 1 connection TCP au niveau de l'argument pour l'envoie de <text:tab/><text:tab/><text:tab/><text:tab/><text:tab/><text:tab/>l'objet principal</text:span>*/</text:p>
      <text:p text:style-name="P48"><text:tab/><text:tab/><text:tab/><text:span text:style-name="T28">arg → </text:span>srcTCP<text:span text:style-name="T28">[0] </text:span>= srcTCPss_create(<text:tab/><text:span text:style-name="T44">arg → </text:span>src →MTU,</text:p>
      <text:p text:style-name="P48"><text:tab/><text:tab/><text:tab/><text:tab/><text:tab/><text:tab/><text:tab/><text:tab/><text:tab/><text:span text:style-name="T44">arg → </text:span>RTTmd,</text:p>
      <text:p text:style-name="P48"><text:tab/><text:tab/><text:tab/><text:tab/><text:tab/><text:tab/><text:tab/><text:tab/><text:tab/><text:span text:style-name="T44">arg → </text:span>initialWindow,</text:p>
      <text:p text:style-name="P48"><text:tab/><text:tab/><text:tab/><text:tab/><text:tab/><text:tab/><text:tab/><text:tab/><text:tab/><text:span text:style-name="T44">arg → </text:span>destination,</text:p>
      <text:p text:style-name="P48"><text:tab/><text:tab/><text:tab/><text:tab/><text:tab/><text:tab/><text:tab/><text:tab/><text:tab/><text:span text:style-name="T44">arg → </text:span>destProcessPDU)</text:p>
      <text:p text:style-name="P48"/>
      <text:p text:style-name="P12"><text:tab/><text:tab/><text:tab/>/*<text:span text:style-name="T28">Envoyer l'objet principal en utilisant <text:s/>la connection TCP de l'argument</text:span>*/</text:p>
      <text:p text:style-name="P55"><text:span text:style-name="T3"><text:tab/></text:span><text:span text:style-name="T4"><text:tab/><text:tab/>srcTCPss_sendFile(</text:span><text:span text:style-name="T6">arg → </text:span><text:span text:style-name="T4">srcTCP, <text:tab/><text:tab/><text:tab/><text:tab/><text:tab/><text:tab/><text:tab/><text:tab/><text:tab/><text:tab/>randomGenerator_TruncParetoGetNext(</text:span><text:span text:style-name="T7">arg → </text:span><text:span text:style-name="T4">src → Sm)</text:span></text:p>
      <text:p text:style-name="P12"/>
      <text:p text:style-name="P12"/>
      <text:p text:style-name="P12"><text:tab/><text:tab/><text:tab/>/*<text:span text:style-name="T28">Ajouter l'événement fin de transmission de la connection TCP, elle <text:tab/><text:tab/><text:tab/><text:tab/><text:tab/>sera redirigé vers la fonction srcHTTPSS_EOTMainObject <text:tab/><text:tab/><text:tab/><text:tab/><text:tab/>avec arg comme argument</text:span>*/</text:p>
      <text:p text:style-name="P55"><text:span text:style-name="T4"><text:tab/><text:tab/><text:tab/></text:span>srcTCPss_addEOTEvent(<text:span text:style-name="T44">srcTCP</text:span>,</text:p>
      <text:p text:style-name="P55"><text:tab/><text:tab/><text:tab/><text:tab/><text:tab/><text:tab/><text:tab/>event_create(<text:span text:style-name="T44">srcHTTPSS_EOTMainObject</text:span>,</text:p>
      <text:p text:style-name="P55"><text:span text:style-name="T44"><text:tab/><text:tab/><text:tab/><text:tab/><text:tab/><text:tab/><text:tab/>arg</text:span>, 0.0));</text:p>
      <text:p text:style-name="P55"><text:tab/><text:tab/><text:span text:style-name="T44">}</text:span></text:p>
      <text:p text:style-name="P58"/>
      <text:p text:style-name="P55"/>
      <text:p text:style-name="P55"/>
      <text:p text:style-name="P55"/>
      <text:p text:style-name="P6"><text:tab/><text:tab/>/*La source TCP a envoyé l'objet principal, programmer l'envoie ensuite des <text:tab/><text:tab/><text:tab/>objets embarqués, la fin de l'envoie déclenche un événement qui va venir vers <text:tab/><text:tab/><text:tab/>cette fonction*/</text:p>
      <text:p text:style-name="P55"><text:span text:style-name="T8"><text:tab/><text:tab/>void src</text:span><text:span text:style-name="T6">HTTP</text:span><text:span text:style-name="T8">SS_addEOTMainObjet (fonctionsHttpssArguments arg) </text:span><text:span text:style-name="T9">{</text:span></text:p>
      <text:p text:style-name="P9"/>
      <text:p text:style-name="P55"><text:span text:style-name="T9"><text:tab/><text:tab/><text:tab/>/*</text:span><text:span text:style-name="T10">Liberer la source TCP ayant servi à l'envoie de l'objet principal*/</text:span></text:p>
      <text:p text:style-name="P9"><text:tab/><text:tab/><text:tab/><text:span text:style-name="T45">srcTCPss_free(arg-&gt;srcTCP[0]);</text:span></text:p>
      <text:p text:style-name="P9"/>
      <text:p text:style-name="P12"><text:tab/><text:tab/><text:tab/>/*<text:span text:style-name="T46">Caluler le temps de parsing de la page principal</text:span>*/</text:p>
      <text:p text:style-name="P12"><text:tab/><text:tab/><text:tab/>int tempsParsing =randomGenerator_exponentialGetNext(<text:span text:style-name="T47">arg → </text:span>src → Tp)</text:p>
      <text:p text:style-name="P12"/>
      <text:p text:style-name="P12"><text:tab/><text:tab/><text:tab/>/*<text:span text:style-name="T46">Programmer l'événement pour charger les objets embarqués juste <text:tab/><text:tab/><text:tab/><text:tab/>aprés le parsing, cette événement sera gérer par la fonction <text:tab/><text:tab/><text:tab/><text:tab/><text:tab/>srcHTTPSS_sendEmbeddedObjects*/</text:span></text:p>
      <text:p text:style-name="P12"><text:tab/><text:tab/><text:tab/>event_add(srcHTTPss_sendEmbeddedObjects, <text:span text:style-name="T47">arg</text:span>, <text:tab/><text:tab/><text:tab/><text:tab/><text:tab/><text:tab/><text:tab/><text:tab/>motSim_getCurrentTime() + tempsParsing);</text:p>
      <text:p text:style-name="P12"/>
      <text:p text:style-name="P12"><text:tab/><text:tab/>}</text:p>
      <text:p text:style-name="P58"><text:tab/><text:tab/>/*Envoyer les objets embarqués, <text:span text:style-name="T48">l'objet principal a été envoyé</text:span>*/</text:p>
      <text:p text:style-name="P12"/>
      <text:p text:style-name="P12"><text:tab/><text:tab/>void srcHTTPSS_sendEmbeddedObjects(<text:span text:style-name="T47">fonctionsHttpssArguments arg</text:span>) {</text:p>
      <text:p text:style-name="P12"><text:tab/><text:span text:style-name="T49"><text:tab/><text:tab/>/*mettre à 0 le nombre de connections TCP ayant terminés (c'est pour <text:tab/><text:tab/><text:tab/><text:tab/><text:tab/>utilisé lors de la fin de transmission des objets embarquées*/</text:span></text:p>
      <text:p text:style-name="P10"><text:tab/><text:tab/><text:tab/>arg-&gt;nbTCPTermine = 0;</text:p>
      <text:p text:style-name="P12"/>
      <text:p text:style-name="P48"><text:span text:style-name="T29"><text:tab/><text:tab/><text:tab/>/*</text:span><text:span text:style-name="T34">Creer les nbTCP connections TCP au niveau de l'argument.</text:span></text:p>
      <text:p text:style-name="P48"><text:span text:style-name="T34"><text:tab/><text:tab/><text:tab/><text:tab/><text:tab/>Attention nbTCP &lt; 100</text:span><text:span text:style-name="T29">*/</text:span></text:p>
      <text:p text:style-name="P48"><text:tab/><text:tab/><text:tab/>for (int i = 0; i &lt; <text:span text:style-name="T50">arg → </text:span>src → nbTCP; i++) {</text:p>
      <text:p text:style-name="P48"><text:tab/><text:tab/><text:tab/><text:tab/><text:span text:style-name="T50">arg → </text:span>srcTCP[i] = srcTCPss_create(<text:span text:style-name="T50">arg → </text:span>src → MTU,</text:p>
      <text:p text:style-name="P48"><text:tab/><text:tab/><text:tab/><text:tab/><text:tab/><text:tab/><text:tab/><text:tab/><text:tab/><text:span text:style-name="T51">arg → </text:span>RTTmd,</text:p>
      <text:p text:style-name="P48"><text:tab/><text:tab/><text:tab/><text:tab/><text:tab/><text:tab/><text:tab/><text:tab/><text:tab/><text:span text:style-name="T51">arg → </text:span>initialWindow,</text:p>
      <text:p text:style-name="P48"><text:tab/><text:tab/><text:tab/><text:tab/><text:tab/><text:tab/><text:tab/><text:tab/><text:tab/><text:span text:style-name="T51">arg → </text:span>destination,</text:p>
      <text:p text:style-name="P48"><text:tab/><text:tab/><text:tab/><text:tab/><text:tab/><text:tab/><text:tab/><text:tab/><text:tab/><text:span text:style-name="T51">arg → </text:span>destProcessPDU)</text:p>
      <text:p text:style-name="P12"><text:tab/><text:tab/><text:tab/>}</text:p>
      <text:p text:style-name="P12"/>
      <text:p text:style-name="P12"><text:tab/><text:tab/><text:tab/>/*<text:span text:style-name="T52">Calculer le nombre d'objets embarqués Nd</text:span>*/</text:p>
      <text:p text:style-name="P12"><text:tab/><text:tab/><text:tab/>int Nd = randomGenerator_TruncParetoGetNext(src → Nd)</text:p>
      <text:p text:style-name="P12"/>
      <text:p text:style-name="P12"><text:tab/><text:tab/><text:tab/>/*<text:span text:style-name="T52">Envoyer les Nd objets embarqués sur les nbTCP connections TCP*/</text:span></text:p>
      <text:p text:style-name="P12"><text:tab/><text:tab/><text:tab/>for (int i =0, i&lt;Nd, i++) {</text:p>
      <text:p text:style-name="P12"><text:tab/><text:tab/><text:tab/><text:tab/>srcTCPss_sendFile(srcTCP[mod(i, src → nbTCP],</text:p>
      <text:p text:style-name="P12"><text:tab/><text:tab/><text:tab/><text:tab/><text:tab/>randomGenerator_TruncLogGetNext(src → Se))</text:p>
      <text:p text:style-name="P12"><text:tab/><text:tab/><text:tab/>}</text:p>
      <text:p text:style-name="P12"/>
      <text:p text:style-name="P12"><text:tab/><text:tab/><text:tab/>/*<text:span text:style-name="T28">Ajouter l'événement fin de transmission des connections TCP, elles <text:tab/><text:tab/><text:tab/><text:tab/><text:tab/>seront redirigé vers la fonctions <text:tab/><text:tab/><text:tab/><text:tab/><text:tab/><text:tab/><text:tab/><text:tab/><text:tab/>srcHTTPSS_EOTEmbeddedObjects avec arg comme argument*/</text:span></text:p>
      <text:p text:style-name="P12"><text:tab/><text:tab/><text:tab/>for (int i = 0, i&lt;Nd, i++) {</text:p>
      <text:p text:style-name="P12"><text:tab/><text:tab/><text:tab/><text:tab/>/*<text:span text:style-name="T53">On déclenche l'événement fin de transmission des Objets <text:tab/><text:tab/><text:tab/><text:tab/><text:tab/>Embarquées principale</text:span>*/</text:p>
      <text:p text:style-name="P12"><text:tab/><text:tab/><text:tab/><text:tab/><text:tab/>src<text:span text:style-name="T54">TCPss</text:span>_addEOTEvent(<text:span text:style-name="T44">srcTCP[i]</text:span>,</text:p>
      <text:p text:style-name="P12"><text:tab/><text:tab/><text:tab/><text:tab/><text:tab/><text:tab/>event_create(<text:span text:style-name="T44">srcTCPss_EOTEmbeddedObects</text:span>, <text:span text:style-name="T44">arg</text:span>, <text:tab/><text:tab/><text:tab/><text:tab/><text:tab/><text:tab/><text:tab/>0.0));</text:p>
      <text:p text:style-name="P12"><text:tab/><text:tab/><text:tab/>}</text:p>
      <text:p text:style-name="P12"><text:tab/><text:tab/><text:span text:style-name="T55">}</text:span></text:p>
      <text:p text:style-name="P57"><text:tab/><text:tab/><text:span text:style-name="T28">/*Les sources TCP ont envoyé les objets embarquées, programmer l'envoie <text:tab/><text:tab/><text:tab/>ensuite du nouveau objet principal objets embarqués, la fin des envois <text:tab/><text:tab/><text:tab/><text:tab/>déclenche un événement qui va venir vers cette fonction*/</text:span></text:p>
      <text:p text:style-name="P11"><text:tab/><text:tab/>void srcHTTPSS_EOTEmbbededObjects(fonctionsHttpssArguments arg) {</text:p>
      <text:p text:style-name="P12"><text:tab/><text:tab/><text:tab/>/*<text:span text:style-name="T56">Si toute les connections TCP ont terminé d'envoyer leurs objets <text:tab/><text:tab/><text:tab/><text:tab/><text:tab/>embarquées*/</text:span></text:p>
      <text:p text:style-name="P48"><text:span text:style-name="T29"><text:tab/><text:tab/><text:tab/></text:span><text:span text:style-name="T42">if (arg-&gt;nbTCPTermine == arg-&gt;src-&gt;nbTCP - 1) {</text:span></text:p>
      <text:p text:style-name="P10"><text:tab/><text:tab/><text:tab/><text:tab/>/*mettre à jour le nombre de page lu*/</text:p>
      <text:p text:style-name="P10"><text:tab/><text:tab/><text:tab/><text:tab/>arg-&gt;src-&gt;nbPage++;</text:p>
      <text:p text:style-name="P10"/>
      <text:p text:style-name="P10"><text:tab/><text:tab/><text:tab/><text:tab/>/*<text:span text:style-name="T56">Detruites les sources TCP ayant servis à l'envoie des objets <text:tab/><text:tab/><text:tab/><text:tab/><text:tab/><text:tab/>embaquées*/</text:span></text:p>
      <text:p text:style-name="P10"><text:tab/><text:tab/><text:tab/><text:tab/>int i;</text:p>
      <text:p text:style-name="P10"><text:tab/><text:tab/><text:tab/><text:tab/>for ( i=0; i &lt; arg-&gt;src-&gt;nbTCP; i++) {</text:p>
      <text:p text:style-name="P10"><text:tab/><text:tab/><text:tab/><text:tab/><text:tab/>arg-&gt;srcTCP[i] = srcTCPss_free(arg-&gt;srcTCP[i]);</text:p>
      <text:p text:style-name="P10"><text:tab/><text:tab/><text:tab/><text:tab/>}</text:p>
      <text:p text:style-name="P10"/>
      <text:p text:style-name="P10"><text:tab/><text:tab/><text:tab/><text:tab/>/*<text:span text:style-name="T56">Calculer le temps de lecture de la page Dpc</text:span>*/</text:p>
      <text:p text:style-name="P10"><text:tab/><text:tab/><text:tab/><text:tab/>int tempsReading =randomGenerator_exponentialGetNext(</text:p>
      <text:p text:style-name="P10"><text:tab/><text:tab/><text:tab/><text:tab/><text:tab/><text:tab/><text:tab/><text:tab/><text:tab/>arg-&gt;src-&gt;Dpc);</text:p>
      <text:p text:style-name="P10"/>
      <text:p text:style-name="P10"><text:tab/><text:tab/><text:tab/><text:tab/>/*<text:span text:style-name="T56">Programmer l'événement pour charger les objets embarqués <text:tab/><text:tab/><text:tab/><text:tab/><text:tab/><text:tab/>juste aprés le parsing, cette événement sera gérer par la <text:tab/><text:tab/><text:tab/><text:tab/><text:tab/><text:tab/>fonction srcHTTPSS_sendEmbeddedObjects*/</text:span></text:p>
      <text:p text:style-name="P10"><text:tab/><text:tab/><text:tab/><text:tab/>event_add(srcHTTPSS_sessionStart, arg, motSim_getCurrentTime() + <text:tab/><text:tab/><text:tab/><text:tab/><text:tab/><text:tab/><text:tab/><text:tab/><text:tab/><text:tab/><text:tab/>tempsReading);</text:p>
      <text:p text:style-name="P10"><text:tab/><text:tab/><text:tab/>} else {</text:p>
      <text:p text:style-name="P10"><text:tab/><text:tab/><text:tab/><text:tab/>/*<text:span text:style-name="T56">Une connection TCP a fini d'envoyer ses objets embaquées, et <text:tab/><text:tab/><text:tab/><text:tab/><text:tab/><text:tab/>donc mettre à jour le nombre de connections TCP ayant <text:tab/><text:tab/><text:tab/><text:tab/><text:tab/><text:tab/>fini*/</text:span></text:p>
      <text:p text:style-name="P10"><text:tab/><text:tab/><text:tab/><text:tab/>arg-&gt;nbTCPTermine++;</text:p>
      <text:p text:style-name="P10"><text:tab/><text:tab/><text:tab/>}</text:p>
      <text:p text:style-name="P20"><text:span text:style-name="T26"><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Lohit Hindi1" svg:font-family="'Lohit Hind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ang hadji'</meta:initial-creator>
    <meta:creation-date>2015-02-26T10:42:13</meta:creation-date>
    <dc:date>2015-02-26T11:56:56</dc:date>
    <dc:creator>'Niang hadji'</dc:creator>
    <meta:editing-duration>PT12M40S</meta:editing-duration>
    <meta:editing-cycles>5</meta:editing-cycles>
    <meta:generator>LibreOffice/4.0.4.2$Linux_X86_64 LibreOffice_project/400m0$Build-2</meta:generator>
    <meta:document-statistic meta:table-count="0" meta:image-count="0" meta:object-count="0" meta:page-count="10" meta:paragraph-count="220" meta:word-count="2061" meta:character-count="14370" meta:non-whitespace-character-count="11700"/>
  </office:meta>
</office:document-meta>
</file>